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4e7fcc" officeooo:paragraph-rsid="004e7fc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style:text-underline-style="none" fo:font-weight="bold" officeooo:rsid="004b01d6" officeooo:paragraph-rsid="004b01d6"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7"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font-size="12pt" fo:font-style="normal" style:text-underline-style="none" fo:font-weight="normal" officeooo:rsid="004f89b6" officeooo:paragraph-rsid="004f89b6"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font-size="12pt" fo:font-style="normal" style:text-underline-style="none" fo:font-weight="normal" officeooo:rsid="00523883" officeooo:paragraph-rsid="00523883"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font-style="normal" style:text-underline-style="none" fo:font-weight="normal" officeooo:rsid="0052b2c7" officeooo:paragraph-rsid="0052b2c7"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fo:font-size="12pt" fo:font-style="normal" style:text-underline-style="none" fo:font-weight="normal" officeooo:rsid="00539437" officeooo:paragraph-rsid="00539437"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font-size="12pt" fo:font-style="normal" style:text-underline-style="none" fo:font-weight="normal" officeooo:rsid="0053dedf" officeooo:paragraph-rsid="0053ded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4e9487" officeooo:paragraph-rsid="004e948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55270b" officeooo:paragraph-rsid="0055270b"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fo:font-size="12pt" fo:font-style="normal" style:text-underline-style="none" fo:font-weight="normal" officeooo:rsid="00563383" officeooo:paragraph-rsid="0056338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56edbd" officeooo:paragraph-rsid="0056edbd" style:font-size-asian="10.5pt" style:font-style-asian="normal" style:font-weight-asian="normal" style:font-size-complex="12pt" style:font-style-complex="normal" style:font-weight-complex="normal"/>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fo:font-weight="bold" officeooo:rsid="004f89b6" style:font-weight-asian="bold" style:font-weight-complex="bold"/>
    </style:style>
    <style:style style:name="T11" style:family="text">
      <style:text-properties fo:font-weight="bold" officeooo:rsid="0052b2c7" style:font-weight-asian="bold" style:font-weight-complex="bold"/>
    </style:style>
    <style:style style:name="T12" style:family="text">
      <style:text-properties officeooo:rsid="002ae8a6"/>
    </style:style>
    <style:style style:name="T13" style:family="text">
      <style:text-properties officeooo:rsid="002cd8d7"/>
    </style:style>
    <style:style style:name="T14" style:family="text">
      <style:text-properties officeooo:rsid="0039f3dd"/>
    </style:style>
    <style:style style:name="T15" style:family="text">
      <style:text-properties officeooo:rsid="003c7568"/>
    </style:style>
    <style:style style:name="T16" style:family="text">
      <style:text-properties officeooo:rsid="003ccae0"/>
    </style:style>
    <style:style style:name="T17" style:family="text">
      <style:text-properties fo:font-variant="normal" fo:text-transform="none" fo:color="#222426" style:font-name="Consolas" fo:font-size="9.75pt" fo:letter-spacing="normal" officeooo:rsid="00493277"/>
    </style:style>
    <style:style style:name="T18" style:family="text">
      <style:text-properties fo:color="#0000ff"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andos:</text:p>
      <text:p text:style-name="P16"/>
      <text:list xml:id="list6617131986644049058" text:style-name="L1">
        <text:list-item>
          <text:p text:style-name="P20">Cambiar de color a los mensajes de git::= <text:span text:style-name="T2">git config - -global color.ui true</text:span></text:p>
        </text:list-item>
        <text:list-item>
          <text:p text:style-name="P20">Ver el listado de nuestras configuraciones::= <text:span text:style-name="T2">git config - -global - -list</text:span></text:p>
        </text:list-item>
        <text:list-item>
          <text:p text:style-name="P21">Inicializa nuestro proyecto como uno de git::= <text:span text:style-name="T2">git init</text:span></text:p>
        </text:list-item>
        <text:list-item>
          <text:p text:style-name="P21">Muestra el estado de nuestro proyecto::= <text:span text:style-name="T2">git status</text:span></text:p>
        </text:list-item>
        <text:list-item>
          <text:p text:style-name="P22">Agregamos archivos a git::= <text:span text:style-name="T2">git add -a</text:span> (agrega todos los archivos)</text:p>
        </text:list-item>
        <text:list-item>
          <text:p text:style-name="P23">Guarda los cambios con un mensaje para identificarlos::= <text:span text:style-name="T2">git commit -m “&lt;mensaje&gt;”</text:span></text:p>
        </text:list-item>
        <text:list-item>
          <text:p text:style-name="P24">Nos da una lista de nuestro nuevos commits con su informacion::= <text:span text:style-name="T2">git log</text:span></text:p>
        </text:list-item>
        <text:list-item>
          <text:p text:style-name="P25">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6">Es similar a <text:span text:style-name="T2">checkout</text:span> a diferencia que este elimina los commits::= <text:span text:style-name="T2">git reset </text:span><text:span text:style-name="T3">&lt;idCommit&gt;</text:span></text:p>
        </text:list-item>
        <text:list-item>
          <text:p text:style-name="P27">El <text:span text:style-name="T2">git reset</text:span> mas simple y no toca nuestro “<text:span text:style-name="T2">Working Area</text:span>” (No se mete con nuestro codigo).::<text:span text:style-name="T12">= </text:span><text:span text:style-name="T4">git reset - -soft &lt;idCommit&gt;.</text:span></text:p>
        </text:list-item>
        <text:list-item>
          <text:p text:style-name="P28">Este <text:span text:style-name="T2">git reset</text:span> borra el “<text:span text:style-name="T2">Staging Area</text:span>”, sin tocar el “<text:span text:style-name="T2">Working Area</text:span>”::<text:span text:style-name="T13">= </text:span><text:span text:style-name="T5">git reset - -mixed &lt;idCommit&gt;</text:span><text:span text:style-name="T13">.</text:span></text:p>
        </text:list-item>
        <text:list-item>
          <text:p text:style-name="P29">Este <text:span text:style-name="T2">git reset</text:span> borra absolutamente todo lo que hay en el commit::= <text:span text:style-name="T2">git reset - -hard</text:span> <text:span text:style-name="T3">&lt;idCommit&gt;</text:span><text:span text:style-name="T1">.</text:span></text:p>
        </text:list-item>
        <text:list-item>
          <text:p text:style-name="P30">Crear una rama::= <text:span text:style-name="T2">git branch &lt;NombreRama&gt;</text:span></text:p>
        </text:list-item>
        <text:list-item>
          <text:p text:style-name="P30">Acceder a una rama::= <text:span text:style-name="T2">git checkout &lt;nombreRama&gt;</text:span></text:p>
        </text:list-item>
        <text:list-item>
          <text:p text:style-name="P31">Borrar una rama::= <text:span text:style-name="T2">git branch -</text:span><text:span text:style-name="T6">D </text:span><text:span text:style-name="T7">&lt;nombreRama&gt;</text:span></text:p>
        </text:list-item>
        <text:list-item>
          <text:p text:style-name="P32"><text:span text:style-name="T14">Funcionar</text:span> ramas::= <text:span text:style-name="T2">git merge &lt;NombreRamaAFucionar&gt;</text:span></text:p>
        </text:list-item>
        <text:list-item>
          <text:p text:style-name="P33">Vincula nuestro proyecto local, con nuestro proyecto remoto::= <text:span text:style-name="T2">git remote add </text:span><text:span text:style-name="T9">origin </text:span><text:span text:style-name="T2">&lt;DireccionDeRepositorioRemoto&gt;</text:span></text:p>
        </text:list-item>
        <text:list-item>
          <text:p text:style-name="P34">Ver el origen del repositorio remoto::= <text:span text:style-name="T2">git remote -v</text:span></text:p>
        </text:list-item>
        <text:list-item>
          <text:p text:style-name="P35">Remover el vinculo de repositorio remoto con el repositorio local::= <text:span text:style-name="T2">git remote remove origin</text:span></text:p>
        </text:list-item>
        <text:list-item>
          <text:p text:style-name="P36">Pasa los commit que tenemos en el repositorio local al repositorio remoto::= <text:span text:style-name="T2">git push origin </text:span><text:span text:style-name="T8">&lt;Rama&gt;</text:span></text:p>
        </text:list-item>
        <text:list-item>
          <text:p text:style-name="P37">Cambiar nombre de un commit::= <text:span text:style-name="T2">git commit –amend -m “&lt;Mensaje&gt;”</text:span></text:p>
        </text:list-item>
        <text:list-item>
          <text:p text:style-name="P38">Agregar una tag anotada a un proyecto::= <text:span text:style-name="T2">git tag -a v{version ejemplo 1, 0.8, etc} -m “&lt;Mensaje&gt;”</text:span></text:p>
        </text:list-item>
        <text:list-item>
          <text:p text:style-name="P39">Especificacion de tags::= <text:span text:style-name="T10">git tag -a v{version ejemplo 1, 0.8, etc} -m “&lt;Mensaje&gt;” </text:span><text:span text:style-name="T3">&lt;idCommit&gt;</text:span></text:p>
        </text:list-item>
        <text:list-item>
          <text:p text:style-name="P40">Subir los tags a GitHub::= <text:span text:style-name="T2">git push origin v</text:span><text:span text:style-name="T10">{version ejemplo 1, 0.8, etc}</text:span></text:p>
        </text:list-item>
        <text:list-item>
          <text:p text:style-name="P41">Subir todos los tags a GitHub::= <text:s/><text:span text:style-name="T11">git push origin - - </text:span><text:span text:style-name="T2">tags</text:span></text:p>
        </text:list-item>
        <text:list-item>
          <text:p text:style-name="P42">Ver ramas ocultas::= <text:span text:style-name="T2">git branch -a</text:span></text:p>
        </text:list-item>
        <text:list-item>
          <text:p text:style-name="P45">hacer git fetch::= <text:span text:style-name="T2">git fetch origin </text:span>(despues de hacer git fetch, ser hace <text:span text:style-name="T2">git merge origin/master</text:span>)</text:p>
        </text:list-item>
      </text:list>
      <text:p text:style-name="P12"/>
      <text:p text:style-name="P17">Conceptos:</text:p>
      <text:p text:style-name="P2"/>
      <text:p text:style-name="P7"><text:span text:style-name="T2">Git (pronunciado "guit" )</text:span> es un software de control de versiones <text:span text:style-name="T16">distribuido</text:span> diseñado por Linus Torvalds, pensando en la eficiencia y la confiabilidad del mantenimiento de versiones de aplicaciones cuando éstas tienen un gran número de archivos de código fuente.</text:p>
      <text:p text:style-name="P14"/>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text:soft-page-break/>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19">GitHub:</text:p>
      <text:p text:style-name="P18"/>
      <text:p text:style-name="P18">Conceptos:</text:p>
      <text:p text:style-name="P18"/>
      <text:p text:style-name="P5"><text:span text:style-name="T2">Git clone:</text:span> no<text:span text:style-name="T15">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11"><text:span text:style-name="T2">Labels:</text:span> Son la manera de organizar diferentes tipos de issues.</text:p>
      <text:p text:style-name="P11"/>
      <text:p text:style-name="P13"><text:span text:style-name="T2">Tags anotadas:</text:span> son almacenadas como objetos completos dentro de la base de Git y contienen mas información.</text:p>
      <text:p text:style-name="P13"/>
      <text:p text:style-name="P43"><text:span text:style-name="T2">Tags ligeras:</text:span> son otra forma de crear tags, simples y contiene menos información.</text:p>
      <text:p text:style-name="P43"/>
      <text:p text:style-name="P44"><text:span text:style-name="T2">Git fetch:</text:span> Este comando recupera todos los datos del proyecto remoto que no tengas todavía. Después de hacer esto, deberías tener referencias a todas las ramas del repositorio remoto, que puedes unir o inspeccionar en cualquier momento. </text:p>
      <text:p text:style-name="P11"/>
      <text:p text:style-name="P47"><text:span text:style-name="T2">Proyectos con terceros:</text:span> Nosotros no somos dueños ni colaboradores, pero queremos participar en el proyecto.</text:p>
      <text:p text:style-name="P11"/>
      <text:p text:style-name="P15"><text:span text:style-name="T18">Ver mi SSH Key:</text:span> <text:span text:style-name="T17">cat ~/.ssh/id_rsa.p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4T12:53:18.588917795</dc:date>
    <dc:creator>Felix </dc:creator>
    <meta:editing-duration>PT3H34M11S</meta:editing-duration>
    <meta:editing-cycles>56</meta:editing-cycles>
    <meta:document-statistic meta:table-count="0" meta:image-count="0" meta:object-count="0" meta:page-count="2" meta:paragraph-count="47" meta:word-count="691" meta:character-count="4229" meta:non-whitespace-character-count="3609"/>
  </office:meta>
</office:document-meta>
</file>